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1200000012971A3FA9AED6D785.png" manifest:media-type="image/png"/>
  <manifest:file-entry manifest:full-path="Pictures/10000201000000120000001208C8CFF4D094B0C2.png" manifest:media-type="image/png"/>
  <manifest:file-entry manifest:full-path="Pictures/10000201000000120000001298FDAF106284A894.png" manifest:media-type="image/png"/>
  <manifest:file-entry manifest:full-path="Pictures/100002010000001200000012273BD599A5B4A61E.png" manifest:media-type="image/png"/>
  <manifest:file-entry manifest:full-path="Pictures/1000020100000012000000122000E0C46D7DF5C7.png" manifest:media-type="image/png"/>
  <manifest:file-entry manifest:full-path="Pictures/1000020100000012000000123FDF4D60894BD59F.png" manifest:media-type="image/png"/>
  <manifest:file-entry manifest:full-path="Pictures/100002010000001200000012C508584464D972AE.png" manifest:media-type="image/png"/>
  <manifest:file-entry manifest:full-path="Pictures/100002010000001200000012F1B2BA80E7DCF6C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color="#21409a" fo:font-size="18pt" officeooo:rsid="00130dcd" officeooo:paragraph-rsid="00130dcd" style:font-size-asian="15.75pt" style:font-size-complex="18pt"/>
    </style:style>
    <style:style style:name="P2" style:family="paragraph" style:parent-style-name="Text_20_body">
      <style:text-properties fo:color="#ce181e"/>
    </style:style>
    <style:style style:name="P3" style:family="paragraph" style:parent-style-name="Text_20_body">
      <style:text-properties fo:color="#000000" fo:font-size="18pt" style:font-size-asian="15.75pt" style:font-size-complex="18pt"/>
    </style:style>
    <style:style style:name="P4" style:family="paragraph" style:parent-style-name="Text_20_body">
      <style:text-properties fo:font-size="24pt" officeooo:rsid="00130dcd" officeooo:paragraph-rsid="00130dcd" style:font-size-asian="24pt" style:font-size-complex="24pt"/>
    </style:style>
    <style:style style:name="P5" style:family="paragraph" style:parent-style-name="Text_20_body">
      <style:text-properties fo:font-size="18pt" style:font-size-asian="18pt" style:font-size-complex="18pt"/>
    </style:style>
    <style:style style:name="P6" style:family="paragraph" style:parent-style-name="Text_20_body">
      <style:text-properties fo:color="#21409a"/>
    </style:style>
    <style:style style:name="P7" style:family="paragraph" style:parent-style-name="Text_20_body">
      <style:text-properties fo:color="#21409a" fo:font-size="18pt" style:font-size-asian="18pt" style:font-size-complex="18pt"/>
    </style:style>
    <style:style style:name="P8" style:family="paragraph" style:parent-style-name="Text_20_body">
      <style:text-properties fo:color="#21409a" fo:font-size="18pt" officeooo:paragraph-rsid="001314be" style:font-size-asian="18pt" style:font-size-complex="18pt"/>
    </style:style>
    <style:style style:name="P9" style:family="paragraph" style:parent-style-name="Heading_20_1" style:master-page-name="">
      <loext:graphic-properties draw:fill="none"/>
      <style:paragraph-properties fo:margin-left="2.6cm" fo:margin-right="0cm" fo:margin-top="0.423cm" fo:margin-bottom="0.212cm" loext:contextual-spacing="false" fo:text-indent="-0.9cm" style:auto-text-indent="false" style:page-number="auto" fo:background-color="transparent" fo:keep-with-next="always"/>
      <style:text-properties fo:color="#ce181e" officeooo:paragraph-rsid="0011d9f1"/>
    </style:style>
    <style:style style:name="P10" style:family="paragraph" style:parent-style-name="Heading_20_2">
      <style:text-properties fo:font-size="18pt" style:font-size-asian="18pt" style:font-size-complex="18pt"/>
    </style:style>
    <style:style style:name="P11" style:family="paragraph" style:parent-style-name="Heading_20_2">
      <style:text-properties fo:color="#000000"/>
    </style:style>
    <style:style style:name="P12" style:family="paragraph" style:parent-style-name="Heading_20_2">
      <style:text-properties fo:color="#000000" fo:font-size="18pt" style:font-size-asian="18pt" style:font-size-complex="18pt"/>
    </style:style>
    <style:style style:name="P13" style:family="paragraph" style:parent-style-name="Text_20_body" style:list-style-name="L2">
      <style:text-properties fo:color="#21409a" fo:font-size="18pt" style:font-size-asian="18pt" style:font-size-complex="18pt"/>
    </style:style>
    <style:style style:name="P14" style:family="paragraph" style:parent-style-name="Text_20_body" style:list-style-name="L3"/>
    <style:style style:name="P15" style:family="paragraph" style:parent-style-name="Text_20_body" style:list-style-name="L4"/>
    <style:style style:name="P16" style:family="paragraph" style:parent-style-name="Text_20_body" style:list-style-name="L5"/>
    <style:style style:name="P17" style:family="paragraph" style:parent-style-name="Text_20_body" style:list-style-name="L1">
      <style:paragraph-properties fo:margin-top="0cm" fo:margin-bottom="0cm" loext:contextual-spacing="false"/>
      <style:text-properties fo:color="#21409a" fo:font-size="18pt" style:font-size-asian="18pt" style:font-size-complex="18pt"/>
    </style:style>
    <style:style style:name="P18" style:family="paragraph" style:parent-style-name="Text_20_body" style:list-style-name="L2">
      <style:paragraph-properties fo:margin-top="0cm" fo:margin-bottom="0cm" loext:contextual-spacing="false"/>
      <style:text-properties fo:color="#21409a" fo:font-size="18pt" style:font-size-asian="18pt" style:font-size-complex="18pt"/>
    </style:style>
    <style:style style:name="P19" style:family="paragraph" style:parent-style-name="Text_20_body" style:list-style-name="L3">
      <style:paragraph-properties fo:margin-top="0cm" fo:margin-bottom="0cm" loext:contextual-spacing="false"/>
      <style:text-properties fo:color="#21409a" fo:font-size="18pt" style:font-size-asian="18pt" style:font-size-complex="18pt"/>
    </style:style>
    <style:style style:name="P20" style:family="paragraph" style:parent-style-name="Text_20_body" style:list-style-name="L4">
      <style:paragraph-properties fo:margin-top="0cm" fo:margin-bottom="0cm" loext:contextual-spacing="false"/>
      <style:text-properties fo:color="#21409a" fo:font-size="18pt" style:font-size-asian="18pt" style:font-size-complex="18pt"/>
    </style:style>
    <style:style style:name="P21" style:family="paragraph" style:parent-style-name="Text_20_body" style:list-style-name="L5">
      <style:paragraph-properties fo:margin-top="0cm" fo:margin-bottom="0cm" loext:contextual-spacing="false"/>
      <style:text-properties fo:color="#21409a" fo:font-size="18pt" style:font-size-asian="18pt" style:font-size-complex="18pt"/>
    </style:style>
    <style:style style:name="P22" style:family="paragraph" style:parent-style-name="Text_20_body" style:list-style-name="L2">
      <style:paragraph-properties fo:margin-top="0cm" fo:margin-bottom="0cm" loext:contextual-spacing="false"/>
      <style:text-properties officeooo:paragraph-rsid="0013a9ec"/>
    </style:style>
    <style:style style:name="P23" style:family="paragraph" style:parent-style-name="Text_20_body" style:list-style-name="L3">
      <style:paragraph-properties fo:margin-top="0cm" fo:margin-bottom="0cm" loext:contextual-spacing="false"/>
    </style:style>
    <style:style style:name="P24" style:family="paragraph" style:parent-style-name="Text_20_body" style:list-style-name="L4">
      <style:paragraph-properties fo:margin-top="0cm" fo:margin-bottom="0cm" loext:contextual-spacing="false"/>
    </style:style>
    <style:style style:name="P25" style:family="paragraph" style:parent-style-name="Text_20_body" style:list-style-name="L5">
      <style:paragraph-properties fo:margin-top="0cm" fo:margin-bottom="0cm" loext:contextual-spacing="false"/>
    </style:style>
    <style:style style:name="P26" style:family="paragraph" style:parent-style-name="Text_20_body" style:list-style-name="L1" style:master-page-name="">
      <loext:graphic-properties draw:fill="none"/>
      <style:paragraph-properties fo:margin-left="-0.4cm" fo:margin-right="0cm" fo:margin-top="0cm" fo:margin-bottom="0cm" loext:contextual-spacing="false" fo:line-height="115%" fo:text-indent="0cm" style:auto-text-indent="false" style:page-number="auto" fo:background-color="transparent"/>
      <style:text-properties officeooo:paragraph-rsid="001314be"/>
    </style:style>
    <style:style style:name="P27" style:family="paragraph" style:parent-style-name="Text_20_body" style:list-style-name="L1" style:master-page-name="">
      <loext:graphic-properties draw:fill="none"/>
      <style:paragraph-properties fo:margin-left="-0.3cm" fo:margin-right="0cm" fo:margin-top="0cm" fo:margin-bottom="0cm" loext:contextual-spacing="false" fo:line-height="115%" fo:text-indent="0cm" style:auto-text-indent="false" style:page-number="auto" fo:background-color="transparent"/>
      <style:text-properties officeooo:paragraph-rsid="001314be"/>
    </style:style>
    <style:style style:name="T1" style:family="text">
      <style:text-properties fo:background-color="transparent" loext:char-shading-value="0"/>
    </style:style>
    <style:style style:name="T2" style:family="text">
      <style:text-properties officeooo:rsid="001314be" fo:background-color="transparent" loext:char-shading-value="0"/>
    </style:style>
    <style:style style:name="T3" style:family="text">
      <style:text-properties officeooo:rsid="001314be"/>
    </style:style>
    <style:style style:name="T4" style:family="text">
      <style:text-properties fo:color="#21409a"/>
    </style:style>
    <style:style style:name="T5" style:family="text">
      <style:text-properties fo:color="#21409a" fo:font-size="18pt" style:font-size-asian="18pt" style:font-size-complex="18pt"/>
    </style:style>
    <style:style style:name="T6" style:family="text">
      <style:text-properties fo:color="#21409a" fo:font-size="18pt" officeooo:rsid="001314be" style:font-size-asian="18pt" style:font-size-complex="18pt"/>
    </style:style>
    <style:style style:name="T7" style:family="text">
      <style:text-properties fo:color="#21409a" fo:font-size="18pt" officeooo:rsid="0013a9ec" style:font-size-asian="18pt" style:font-size-complex="18pt"/>
    </style:style>
    <style:style style:name="T8" style:family="text">
      <style:text-properties officeooo:rsid="0013a9ec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1">Cómo utilizar Google Keep para organizar <text:s/>tustareas diarias </text:h>
      <text:p text:style-name="P2"/>
      <text:p text:style-name="Text_20_body"/>
      <text:p text:style-name="P4">Manual:</text:p>
      <text:p text:style-name="Text_20_body"/>
      <text:p text:style-name="P1"><text:span text:style-name="T1">Para poder compartir tus notas </text:span><text:span text:style-name="T2">en la version de ordenador de </text:span><text:span text:style-name="T1"><text:s/>Google Keep tienes que seguir los siguientes pasos </text:span><text:span text:style-name="T2">para poder lograrlo y son:</text:span></text:p>
      <text:p text:style-name="P3"/>
      <text:p text:style-name="P8"><text:span text:style-name="T3">Pero primero tengo que decir que t</text:span>odas las personas con las que compartas una nota podrán etiquetarla, aplicarle un color, archivarla o añadirle recordatorios sin que la nota se modifique para el resto de los usuarios</text:p>
      <text:p text:style-name="Text_20_body"/>
      <text:p text:style-name="Text_20_body"><text:span text:style-name="T5">En un ordenador, abre </text:span><text:span text:style-name="T6">Google keep</text:span></text:p>
      <text:list xml:id="list1545438338" text:style-name="L1">
        <text:list-item>
          <text:p text:style-name="P17">Haz clic en una nota. </text:p>
        </text:list-item>
        <text:list-item>
          <text:p text:style-name="P17">Haz clic en Colaborador <draw:frame draw:style-name="fr1" draw:name="Imagen1" text:anchor-type="as-char" svg:width="0.476cm" svg:height="0.476cm" draw:z-index="0"><draw:image xlink:href="Pictures/100002010000001200000012273BD599A5B4A61E.png" xlink:type="simple" xlink:show="embed" xlink:actuate="onLoad" loext:mime-type="image/png"/><svg:title>Añadir personas</svg:title></draw:frame>​. </text:p>
        </text:list-item>
        <text:list-item>
          <text:p text:style-name="P17">Introduce un nombre, una dirección de correo electrónico o un grupo de Google. </text:p>
          <text:p text:style-name="P26"><text:span text:style-name="T6">4.</text:span><text:span text:style-name="T5">Elige un nombre y haz clic en Listo </text:span><text:span text:style-name="T5"><draw:frame draw:style-name="fr1" draw:name="Imagen2" text:anchor-type="as-char" svg:width="0.476cm" svg:height="0.476cm" draw:z-index="1"><draw:image xlink:href="Pictures/10000201000000120000001298FDAF106284A894.png" xlink:type="simple" xlink:show="embed" xlink:actuate="onLoad" loext:mime-type="image/png"/><svg:title>Listo</svg:title></draw:frame></text:span><text:span text:style-name="T5">. Para quitar a alguien de una nota, haz clic en Eliminar </text:span><text:span text:style-name="T5"><draw:frame draw:style-name="fr1" draw:name="Imagen3" text:anchor-type="as-char" svg:width="0.476cm" svg:height="0.476cm" draw:z-index="2"><draw:image xlink:href="Pictures/1000020100000012000000123FDF4D60894BD59F.png" xlink:type="simple" xlink:show="embed" xlink:actuate="onLoad" loext:mime-type="image/png"/><svg:title>Remove</svg:title></draw:frame></text:span><text:span text:style-name="T5">. </text:span></text:p>
          <text:p text:style-name="P27"><text:span text:style-name="T6">5.</text:span><text:span text:style-name="T5">Haz clic en </text:span><text:span text:style-name="Strong_20_Emphasis"><text:span text:style-name="T5">Guardar</text:span></text:span><text:span text:style-name="T5">. </text:span></text:p>
        </text:list-item>
      </text:list>
      <text:p text:style-name="Text_20_body"><text:span text:style-name="T5">Si eliminas una nota compartida de tu propiedad, se eliminará para todos los usuari</text:span><text:span text:style-name="T6">os</text:span></text:p>
      <text:p text:style-name="Text_20_body"/>
      <text:p text:style-name="Text_20_body"/>
      <text:p text:style-name="Text_20_body"/>
      <text:h text:style-name="Heading_20_1" text:outline-level="1"><text:soft-page-break/>Archivar notas y listas</text:h>
      <text:p text:style-name="P5"/>
      <text:p text:style-name="P7">Cuando termines con una nota en Keep, puedes almacenarla o borrarla.</text:p>
      <text:h text:style-name="P10" text:outline-level="2"/>
      <text:h text:style-name="P12" text:outline-level="2">Cómo archivar una nota</text:h>
      <text:list xml:id="list518211225" text:style-name="L2">
        <text:list-header>
          <text:p text:style-name="P22"><text:span text:style-name="T7">1.</text:span><text:span text:style-name="T5">En tu computadora, ve a </text:span><text:a xlink:type="simple" xlink:href="https://keep.google.com/" office:target-frame-name="_blank" xlink:show="new" text:style-name="Internet_20_link" text:visited-style-name="Visited_20_Internet_20_Link">https://keep.google.com/</text:a><text:span text:style-name="T5">. </text:span></text:p>
          <text:p text:style-name="P18"><text:span text:style-name="T8">2.</text:span>Desplaza el cursor sobre la nota que quieres archivar. </text:p>
          <text:p text:style-name="P13"><text:span text:style-name="T8">3.</text:span>En la parte inferior de la nota, haz clic en Archivar <draw:frame draw:style-name="fr1" draw:name="Imagen4" text:anchor-type="as-char" svg:width="0.476cm" svg:height="0.476cm" draw:z-index="3"><draw:image xlink:href="Pictures/100002010000001200000012C508584464D972AE.png" xlink:type="simple" xlink:show="embed" xlink:actuate="onLoad" loext:mime-type="image/png"/><svg:title>Archivo</svg:title></draw:frame>. </text:p>
        </text:list-header>
      </text:list>
      <text:p text:style-name="Text_20_body"><text:span text:style-name="Strong_20_Emphasis"><text:span text:style-name="T5">Sugerencia</text:span></text:span><text:span text:style-name="T5">: Para archivar varias notas a la vez</text:span><text:span text:style-name="T4">, desplaza el cursor y marca cada una de las notas; luego, haz clic en Archivar </text:span><text:span text:style-name="T4"><draw:frame draw:style-name="fr1" draw:name="Imagen5" text:anchor-type="as-char" svg:width="0.476cm" svg:height="0.476cm" draw:z-index="4"><draw:image xlink:href="Pictures/100002010000001200000012C508584464D972AE.png" xlink:type="simple" xlink:show="embed" xlink:actuate="onLoad" loext:mime-type="image/png"/><svg:title>Archivo</svg:title></draw:frame></text:span><text:span text:style-name="T4">.</text:span></text:p>
      <text:p text:style-name="P5"/>
      <text:h text:style-name="Heading_20_2" text:outline-level="2">Cómo borrar una nota</text:h>
      <text:list xml:id="list3856734900" text:style-name="L3">
        <text:list-header>
          <text:p text:style-name="P23"><text:span text:style-name="T7">1.</text:span><text:span text:style-name="T5">En tu computadora, ve a </text:span><text:a xlink:type="simple" xlink:href="https://keep.google.com/" office:target-frame-name="_blank" xlink:show="new" text:style-name="Internet_20_link" text:visited-style-name="Visited_20_Internet_20_Link">https://keep.google.com/</text:a><text:span text:style-name="T5">. </text:span></text:p>
          <text:p text:style-name="P19"><text:span text:style-name="T8">3.</text:span>Desplaza el cursor sobre la nota que quieres borrar. </text:p>
          <text:p text:style-name="P14"><text:span text:style-name="T7">3.</text:span><text:span text:style-name="T5">En la parte inferior de la nota, haz clic en Más </text:span><text:span text:style-name="T5"><draw:frame draw:style-name="fr1" draw:name="Imagen6" text:anchor-type="as-char" svg:width="0.476cm" svg:height="0.476cm" draw:z-index="5"><draw:image xlink:href="Pictures/100002010000001200000012F1B2BA80E7DCF6C8.png" xlink:type="simple" xlink:show="embed" xlink:actuate="onLoad" loext:mime-type="image/png"/><svg:title>Más</svg:title></draw:frame></text:span><text:span text:style-name="T5"> </text:span><text:span text:style-name="T5"><draw:frame draw:style-name="fr1" draw:name="Imagen7" text:anchor-type="as-char" svg:width="0.476cm" svg:height="0.476cm" draw:z-index="6"><draw:image xlink:href="Pictures/1000020100000012000000122000E0C46D7DF5C7.png" xlink:type="simple" xlink:show="embed" xlink:actuate="onLoad" loext:mime-type="image/png"/><svg:title>y luego</svg:title></draw:frame></text:span><text:span text:style-name="T5"> </text:span><text:span text:style-name="Strong_20_Emphasis"><text:span text:style-name="T5">Borrar nota</text:span></text:span><text:span text:style-name="T5">. Las notas que borres también se eliminarán para todos los usuarios con quienes las hayas compartido. </text:span></text:p>
        </text:list-header>
      </text:list>
      <text:p text:style-name="Text_20_body"><text:span text:style-name="Strong_20_Emphasis"><text:span text:style-name="T5">Sugerencia:</text:span></text:span><text:span text:style-name="T5"> Para borrar varias notas a la vez, desplaza el </text:span><text:span text:style-name="T4">cursor y marca cada una de las notas; luego, haz clic en Más </text:span><text:span text:style-name="T4"><draw:frame draw:style-name="fr1" draw:name="Imagen8" text:anchor-type="as-char" svg:width="0.476cm" svg:height="0.476cm" draw:z-index="7"><draw:image xlink:href="Pictures/100002010000001200000012F1B2BA80E7DCF6C8.png" xlink:type="simple" xlink:show="embed" xlink:actuate="onLoad" loext:mime-type="image/png"/><svg:title>Más</svg:title></draw:frame></text:span><text:span text:style-name="T4"> </text:span><text:span text:style-name="T4"><draw:frame draw:style-name="fr1" draw:name="Imagen9" text:anchor-type="as-char" svg:width="0.476cm" svg:height="0.476cm" draw:z-index="8"><draw:image xlink:href="Pictures/1000020100000012000000122000E0C46D7DF5C7.png" xlink:type="simple" xlink:show="embed" xlink:actuate="onLoad" loext:mime-type="image/png"/><svg:title>y luego</svg:title></draw:frame></text:span><text:span text:style-name="T4"> </text:span><text:span text:style-name="Strong_20_Emphasis"><text:span text:style-name="T4">Borrar notas</text:span></text:span><text:span text:style-name="T4">.</text:span></text:p>
      <text:p text:style-name="P6"/>
      <text:h text:style-name="P11" text:outline-level="2">Cómo recuperar notas borradas</text:h>
      <text:p text:style-name="P7">Después de borrar una nota, tienes siete días para recuperarla.</text:p>
      <text:list xml:id="list3565604826" text:style-name="L4">
        <text:list-header>
          <text:p text:style-name="P24"><text:span text:style-name="T7">1.</text:span><text:span text:style-name="T5">En tu computadora, ve a </text:span><text:a xlink:type="simple" xlink:href="https://keep.google.com/" office:target-frame-name="_blank" xlink:show="new" text:style-name="Internet_20_link" text:visited-style-name="Visited_20_Internet_20_Link">https://keep.google.com/</text:a><text:span text:style-name="T5">. </text:span></text:p>
          <text:p text:style-name="P20"><text:span text:style-name="T8">2.</text:span>En la esquina superior izquierda, haz clic en Menú <draw:frame draw:style-name="fr1" draw:name="Imagen10" text:anchor-type="as-char" svg:width="0.476cm" svg:height="0.476cm" draw:z-index="9"><draw:image xlink:href="Pictures/10000201000000120000001208C8CFF4D094B0C2.png" xlink:type="simple" xlink:show="embed" xlink:actuate="onLoad" loext:mime-type="image/png"/><svg:title>Menú</svg:title></draw:frame> <draw:frame draw:style-name="fr1" draw:name="Imagen11" text:anchor-type="as-char" svg:width="0.476cm" svg:height="0.476cm" draw:z-index="10"><draw:image xlink:href="Pictures/1000020100000012000000122000E0C46D7DF5C7.png" xlink:type="simple" xlink:show="embed" xlink:actuate="onLoad" loext:mime-type="image/png"/><svg:title>y luego</svg:title></draw:frame> Papelera <draw:frame draw:style-name="fr1" draw:name="Imagen12" text:anchor-type="as-char" svg:width="0.476cm" svg:height="0.476cm" draw:z-index="11"><draw:image xlink:href="Pictures/100002010000001200000012971A3FA9AED6D785.png" xlink:type="simple" xlink:show="embed" xlink:actuate="onLoad" loext:mime-type="image/png"/><svg:title>Papelera</svg:title></draw:frame>. </text:p>
          <text:p text:style-name="P20"><text:soft-page-break/><text:span text:style-name="T8">3.</text:span>Haz clic en una nota para abrirla. </text:p>
          <text:p text:style-name="P15"><text:span text:style-name="T7">4.</text:span><text:span text:style-name="T5">Para quitar una nota de la papelera, ábrela y haz clic en Más </text:span><text:span text:style-name="T5"><draw:frame draw:style-name="fr1" draw:name="Imagen13" text:anchor-type="as-char" svg:width="0.476cm" svg:height="0.476cm" draw:z-index="12"><draw:image xlink:href="Pictures/100002010000001200000012F1B2BA80E7DCF6C8.png" xlink:type="simple" xlink:show="embed" xlink:actuate="onLoad" loext:mime-type="image/png"/><svg:title>Más</svg:title></draw:frame></text:span><text:span text:style-name="T5"> </text:span><text:span text:style-name="T5"><draw:frame draw:style-name="fr1" draw:name="Imagen14" text:anchor-type="as-char" svg:width="0.476cm" svg:height="0.476cm" draw:z-index="13"><draw:image xlink:href="Pictures/1000020100000012000000122000E0C46D7DF5C7.png" xlink:type="simple" xlink:show="embed" xlink:actuate="onLoad" loext:mime-type="image/png"/><svg:title>y luego</svg:title></draw:frame></text:span><text:span text:style-name="T5"> </text:span><text:span text:style-name="Strong_20_Emphasis"><text:span text:style-name="T5">Restablecer</text:span></text:span><text:span text:style-name="T5">. </text:span></text:p>
        </text:list-header>
      </text:list>
      <text:p text:style-name="P7"/>
      <text:p text:style-name="P6"/>
      <text:p text:style-name="P6"/>
      <text:p text:style-name="P6"/>
      <text:p text:style-name="P6"/>
      <text:h text:style-name="P11" text:outline-level="2">Cómo vaciar tu papelera</text:h>
      <text:p text:style-name="P7">También puedes vaciar la papelera en cualquier momento. De este modo, las notas de la papelera se borran de manera definitiva.</text:p>
      <text:list xml:id="list2283670751" text:style-name="L5">
        <text:list-item>
          <text:p text:style-name="P25"><text:span text:style-name="T5">En tu computadora, ve a </text:span><text:a xlink:type="simple" xlink:href="https://keep.google.com/" office:target-frame-name="_blank" xlink:show="new" text:style-name="Internet_20_link" text:visited-style-name="Visited_20_Internet_20_Link">https://keep.google.com/</text:a><text:span text:style-name="T5">. </text:span></text:p>
        </text:list-item>
        <text:list-item>
          <text:p text:style-name="P21">En la esquina superior izquierda, haz clic en Menú <draw:frame draw:style-name="fr1" draw:name="Imagen15" text:anchor-type="as-char" svg:width="0.476cm" svg:height="0.476cm" draw:z-index="14"><draw:image xlink:href="https://lh3.googleusercontent.com/_wKUDp8FxLcwH2Bs1URbS_LPUrLHDcvbHy2AFiH07HswE9aDUu2me3Mgh054KmofVN9p=w18-h18" xlink:type="simple" xlink:show="embed" xlink:actuate="onLoad" loext:mime-type="image/png"/><svg:title>Menú</svg:title></draw:frame> <draw:frame draw:style-name="fr1" draw:name="Imagen16" text:anchor-type="as-char" svg:width="0.476cm" svg:height="0.476cm" draw:z-index="15"><draw:image xlink:href="https://lh3.googleusercontent.com/Ku3xnonqylpju5DYCR0J1Lt0XGZEnWLV2OmVyyfnHjFaXQF1H9VMB1GjvsrUuO27frg=w18-h18" xlink:type="simple" xlink:show="embed" xlink:actuate="onLoad" loext:mime-type="image/png"/><svg:title>y luego</svg:title></draw:frame> Papelera <draw:frame draw:style-name="fr1" draw:name="Imagen17" text:anchor-type="as-char" svg:width="0.476cm" svg:height="0.476cm" draw:z-index="16"><draw:image xlink:href="https://lh3.googleusercontent.com/rZpX7Jw0fzdKwTTYqs5PmhJ2uxVJrmxk12vgGb6y_qmxO91-SgGfnbyo7-Dc8FUHuTU=w18-h18" xlink:type="simple" xlink:show="embed" xlink:actuate="onLoad" loext:mime-type="image/png"/><svg:title>Papelera</svg:title></draw:frame>. </text:p>
        </text:list-item>
        <text:list-item>
          <text:p text:style-name="P16"><text:span text:style-name="T5">Haz clic en </text:span><text:span text:style-name="Strong_20_Emphasis"><text:span text:style-name="T5">Vaciar papelera</text:span></text:span><text:span text:style-name="T5">. </text:span></text:p>
        </text:list-item>
      </text:list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3T10:54:45.757769933</meta:creation-date>
    <dc:date>2018-10-03T12:21:54.268378627</dc:date>
    <meta:editing-duration>PT14M18S</meta:editing-duration>
    <meta:editing-cycles>2</meta:editing-cycles>
    <meta:generator>LibreOffice/6.0.3.2$Linux_X86_64 LibreOffice_project/00m0$Build-2</meta:generator>
    <meta:document-statistic meta:table-count="0" meta:image-count="17" meta:object-count="0" meta:page-count="3" meta:paragraph-count="34" meta:word-count="385" meta:character-count="2257" meta:non-whitespace-character-count="1880"/>
  </office:meta>
</office:document-meta>
</file>